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013" table:default-cell-style-name="ce1"/>
        <table:table-row table:style-name="ro1" table:number-rows-repeated="5"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 table:number-columns-spanned="1" table:number-rows-spanned="2">
            <text:p>Nivel de Optimización</text:p>
          </table:table-cell>
          <table:table-cell table:style-name="ce5" office:value-type="string" calcext:value-type="string" table:number-columns-spanned="3" table:number-rows-spanned="1">
            <text:p>Ordenamiento Iterativo</text:p>
          </table:table-cell>
          <table:covered-table-cell table:number-columns-repeated="2" table:style-name="ce6"/>
          <table:table-cell table:style-name="ce9" office:value-type="string" calcext:value-type="string" table:number-columns-spanned="1" table:number-rows-spanned="2">
            <text:p>Total instrucciones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covered-table-cell table:style-name="ce3"/>
          <table:table-cell table:style-name="ce5" office:value-type="string" calcext:value-type="string">
            <text:p>Tipo I</text:p>
          </table:table-cell>
          <table:table-cell table:style-name="ce5" office:value-type="string" calcext:value-type="string">
            <text:p>Tipo R</text:p>
          </table:table-cell>
          <table:table-cell table:style-name="ce5" office:value-type="string" calcext:value-type="string">
            <text:p>Tipo J</text:p>
          </table:table-cell>
          <table:covered-table-cell table:style-name="ce10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table:style-name="ce4" office:value-type="string" calcext:value-type="string">
            <text:p>O0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formula="of:=([.C8]+[.D8]+[.E8])" office:value-type="float" office:value="74" calcext:value-type="float">
            <text:p>74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O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formula="of:=([.C9]+[.D9]+[.E9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([.C10]+[.D10]+[.E10])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O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([.C11]+[.D11]+[.E11])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O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([.C12]+[.D12]+[.E12])"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1012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Nivel de Optimización</text:p>
          </table:table-cell>
          <table:table-cell table:style-name="ce7" office:value-type="string" calcext:value-type="string" table:number-columns-spanned="3" table:number-rows-spanned="1">
            <text:p>Ordenamiento Recursivo</text:p>
          </table:table-cell>
          <table:covered-table-cell table:number-columns-repeated="2" table:style-name="ce8"/>
          <table:table-cell table:style-name="ce9" office:value-type="string" calcext:value-type="string" table:number-columns-spanned="1" table:number-rows-spanned="2">
            <text:p>Total instrucciones</text:p>
          </table:table-cell>
          <table:table-cell table:number-columns-repeated="1016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Tipo I</text:p>
          </table:table-cell>
          <table:table-cell table:style-name="ce7" office:value-type="string" calcext:value-type="string">
            <text:p>Tipo R</text:p>
          </table:table-cell>
          <table:table-cell table:style-name="ce7" office:value-type="string" calcext:value-type="string">
            <text:p>Tipo J</text:p>
          </table:table-cell>
          <table:covered-table-cell table:style-name="ce10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O0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formula="of:=([.C18]+[.D18]+[.E18])"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O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formula="of:=([.C19]+[.D19]+[.E19])"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number-columns-repeated="2" table:style-name="ce8" office:value-type="float" office:value="40" calcext:value-type="float">
            <text:p>40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formula="of:=([.C20]+[.D20]+[.E20])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O3</text:p>
          </table:table-cell>
          <table:table-cell table:style-name="ce8" office:value-type="float" office:value="294" calcext:value-type="float">
            <text:p>294</text:p>
          </table:table-cell>
          <table:table-cell table:style-name="ce8" office:value-type="float" office:value="297" calcext:value-type="float">
            <text:p>297</text:p>
          </table:table-cell>
          <table:table-cell table:style-name="ce8" office:value-type="float" office:value="29" calcext:value-type="float">
            <text:p>29</text:p>
          </table:table-cell>
          <table:table-cell table:style-name="ce10" table:formula="of:=([.C21]+[.D21]+[.E21])" office:value-type="float" office:value="620" calcext:value-type="float">
            <text:p>62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Os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formula="of:=([.C22]+[.D22]+[.E22])" office:value-type="float" office:value="60" calcext:value-type="float">
            <text:p>60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52:33.047205807</meta:creation-date>
    <dc:date>2016-09-28T01:02:57.118487343</dc:date>
    <meta:editing-duration>PT1H9M28S</meta:editing-duration>
    <meta:editing-cycles>7</meta:editing-cycles>
    <meta:generator>LibreOffice/5.1.4.2$Linux_X86_64 LibreOffice_project/10m0$Build-2</meta:generator>
    <meta:document-statistic meta:table-count="1" meta:cell-count="62" meta:object-count="0"/>
  </office:meta>
</office:document-meta>
</file>